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fo:font-size="10.5pt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#include &lt;SPI.h&gt;</text:p>
      <text:p text:style-name="P1">#include &lt;Wire.h&gt;</text:p>
      <text:p text:style-name="P1">#include &lt;Adafruit_GFX.h&gt;</text:p>
      <text:p text:style-name="P1">#include &lt;Adafruit_SSD1306.h&gt;</text:p>
      <text:p text:style-name="P1"/>
      <text:p text:style-name="P1"/>
      <text:p text:style-name="P1">#define SCREEN_WIDTH 128 // OLED display width</text:p>
      <text:p text:style-name="P1">#define SCREEN_HEIGHT 64 // OLED display height</text:p>
      <text:p text:style-name="P1"/>
      <text:p text:style-name="P1"/>
      <text:p text:style-name="P1">#define OLED_RESET <text:s text:c="4"/>4 // Reset pin # (or -1 if sharing Arduino reset pin)</text:p>
      <text:p text:style-name="P1">Adafruit_SSD1306 display(SCREEN_WIDTH, SCREEN_HEIGHT, &amp;Wire, OLED_RESET);</text:p>
      <text:p text:style-name="P1"/>
      <text:p text:style-name="P1"/>
      <text:p text:style-name="P1">#define FALLS <text:s/>3</text:p>
      <text:p text:style-name="P1">#define FALLSS <text:s/>1</text:p>
      <text:p text:style-name="P1"/>
      <text:p text:style-name="P1">#define FRIEND_HEIGHT <text:s text:c="2"/>16 <text:s text:c="27"/>//friend character height</text:p>
      <text:p text:style-name="P1">#define FRIEND_WIDTH <text:s text:c="3"/>16 <text:s text:c="27"/>//friend character width</text:p>
      <text:p text:style-name="P1">static const unsigned char PROGMEM friend_bmp[] = <text:s text:c="4"/>//friend character</text:p>
      <text:p text:style-name="P1">{ <text:s/>B00000000, B00000000, </text:p>
      <text:p text:style-name="P1"><text:s text:c="3"/>B00000001, B10000000,</text:p>
      <text:p text:style-name="P1"><text:s text:c="3"/>B00000011, B11000000,</text:p>
      <text:p text:style-name="P1"><text:s text:c="3"/>B00001111, B11110000,</text:p>
      <text:p text:style-name="P1"><text:s text:c="3"/>B00011111, B11111000,</text:p>
      <text:p text:style-name="P1"><text:s text:c="3"/>B00110011, B11001100,</text:p>
      <text:p text:style-name="P1"><text:s text:c="3"/>B01110011, B11001110,</text:p>
      <text:p text:style-name="P1"><text:s text:c="3"/>B01111111, B11111110,</text:p>
      <text:p text:style-name="P1"><text:s text:c="3"/>B11111111, B11111111,</text:p>
      <text:p text:style-name="P1"><text:s text:c="3"/>B01110011, B11001110,</text:p>
      <text:p text:style-name="P1"><text:s text:c="3"/>B00111001, B10011100,</text:p>
      <text:p text:style-name="P1"><text:s text:c="3"/>B00011100, B00111000,</text:p>
      <text:p text:style-name="P1"><text:s text:c="3"/>B00001110, B01110000,</text:p>
      <text:p text:style-name="P1"><text:s text:c="3"/>B00000111, B11100000,</text:p>
      <text:p text:style-name="P1"><text:s text:c="3"/>B00000001, B10000000,</text:p>
      <text:p text:style-name="P1"><text:s text:c="3"/>B00000000, B00000000 <text:s text:c="2"/>};</text:p>
      <text:p text:style-name="P1"/>
      <text:p text:style-name="P1"/>
      <text:p text:style-name="P1">#define ENEMY_HEIGHT <text:s text:c="2"/>16 <text:s text:c="30"/>//enemy character height</text:p>
      <text:p text:style-name="P1">#define ENEMY_WIDTH <text:s text:c="3"/>16 <text:s text:c="30"/>//enemy character width</text:p>
      <text:p text:style-name="P1">static const unsigned char PROGMEM enemy_bmp[] = <text:s text:c="7"/>//enemy character</text:p>
      <text:p text:style-name="P1"/>
      <text:p text:style-name="P1">{ <text:s/>B00000000, B00011000,</text:p>
      <text:p text:style-name="P1"><text:s text:c="3"/>B00001100, B00011000,</text:p>
      <text:p text:style-name="P1"><text:s text:c="3"/>B00011110, B00011000,</text:p>
      <text:p text:style-name="P1"><text:s text:c="3"/>B00111110, B01111100,</text:p>
      <text:p text:style-name="P1"><text:s text:c="3"/>B00111111, B11111100,</text:p>
      <text:p text:style-name="P1"><text:s text:c="3"/>B01110011, B11100110,</text:p>
      <text:p text:style-name="P1"><text:s text:c="3"/>B11111111, B11111110,</text:p>
      <text:p text:style-name="P1"><text:s text:c="3"/>B01111111, B11111111,</text:p>
      <text:p text:style-name="P1"><text:s text:c="3"/>B00111111, B11111110,</text:p>
      <text:p text:style-name="P1"><text:s text:c="3"/>B00011111, B11111100,</text:p>
      <text:p text:style-name="P1"><text:s text:c="3"/>B00000000, B00000000,</text:p>
      <text:p text:style-name="P1"><text:s text:c="3"/>B00001111, B11110000,</text:p>
      <text:p text:style-name="P1"><text:s text:c="3"/>B00111111, B01111100,</text:p>
      <text:p text:style-name="P1"><text:soft-page-break/><text:s text:c="3"/>B00111000, B00001100,</text:p>
      <text:p text:style-name="P1"><text:s text:c="3"/>B01110000, B00001110,</text:p>
      <text:p text:style-name="P1"><text:s text:c="3"/>B11100000, B00000111 <text:s/>};</text:p>
      <text:p text:style-name="P1"/>
      <text:p text:style-name="P1">#define USER_HEIGHT <text:s/>8 <text:s text:c="28"/>//User character height</text:p>
      <text:p text:style-name="P1">#define USER_WIDTH <text:s text:c="2"/>24 <text:s text:c="27"/>//User character width</text:p>
      <text:p text:style-name="P1">static const unsigned char PROGMEM user_bmp[] = <text:s text:c="3"/>//User character</text:p>
      <text:p text:style-name="P1">{</text:p>
      <text:p text:style-name="P1"><text:s text:c="2"/>B11100000, B00000000, B00000111,</text:p>
      <text:p text:style-name="P1"><text:s text:c="2"/>B11100000, B00000000, B00000111,</text:p>
      <text:p text:style-name="P1"><text:s text:c="2"/>B11100000, B00000000, B00000111,</text:p>
      <text:p text:style-name="P1"><text:s text:c="2"/>B11100000, B00000000, B00000111,</text:p>
      <text:p text:style-name="P1"><text:s text:c="2"/>B11100000, B00000000, B00000111,</text:p>
      <text:p text:style-name="P1"><text:s text:c="2"/>B11111111, B11111111, B11111111,</text:p>
      <text:p text:style-name="P1"><text:s text:c="2"/>B11111111, B11111111, B11111111,</text:p>
      <text:p text:style-name="P1"><text:s text:c="2"/>B11111111, B11111111, B11111111 <text:s text:c="2"/>};</text:p>
      <text:p text:style-name="P1"/>
      <text:p text:style-name="P1">void setup() {</text:p>
      <text:p text:style-name="P1"><text:s text:c="2"/>Serial.begin(9600);</text:p>
      <text:p text:style-name="P1"/>
      <text:p text:style-name="P1"><text:s text:c="2"/>if(!display.begin(SSD1306_SWITCHCAPVCC, 0x3D)) <text:s text:c="9"/>// Address 0x3D for 128x64</text:p>
      <text:p text:style-name="P1"><text:s text:c="2"/>{ </text:p>
      <text:p text:style-name="P1"><text:s text:c="4"/></text:p>
      <text:p text:style-name="P1"><text:s text:c="4"/>Serial.println(F("SSD1306 allocation failed"));</text:p>
      <text:p text:style-name="P1"><text:s text:c="4"/>for(;;); <text:s text:c="45"/>// Don't proceed, loop forever</text:p>
      <text:p text:style-name="P1"><text:s text:c="2"/>}</text:p>
      <text:p text:style-name="P1"/>
      <text:p text:style-name="P1"><text:s text:c="2"/>display.display();</text:p>
      <text:p text:style-name="P1"><text:s text:c="2"/>delay(2000); <text:s text:c="43"/>// Pause for 2 seconds</text:p>
      <text:p text:style-name="P1"/>
      <text:p text:style-name="P1"><text:s text:c="2"/>display.clearDisplay(); <text:s text:c="32"/>//clear display</text:p>
      <text:p text:style-name="P1"/>
      <text:p text:style-name="P1"><text:s text:c="2"/>testdrawchar(); <text:s text:c="40"/>// Draw characters of the default font</text:p>
      <text:p text:style-name="P1"/>
      <text:p text:style-name="P1"><text:s text:c="2"/>testdrawstyles(); <text:s text:c="38"/>// Draw 'stylized' characters</text:p>
      <text:p text:style-name="P1"/>
      <text:p text:style-name="P1"><text:s text:c="2"/>testdrawbitmap(); <text:s text:c="38"/>// Draw a small bitmap image</text:p>
      <text:p text:style-name="P1"/>
      <text:p text:style-name="P1"/>
      <text:p text:style-name="P1"><text:s text:c="2"/>testanimate(friend_bmp,enemy_bmp, FRIEND_WIDTH, FRIEND_HEIGHT); <text:s text:c="2"/>// Animate bitmaps</text:p>
      <text:p text:style-name="P1"><text:s text:c="2"/></text:p>
      <text:p text:style-name="P1">}</text:p>
      <text:p text:style-name="P1"/>
      <text:p text:style-name="P1">void loop() {</text:p>
      <text:p text:style-name="P1">}</text:p>
      <text:p text:style-name="P1"/>
      <text:p text:style-name="P1">void testdrawchar(void) {</text:p>
      <text:p text:style-name="P1"><text:s text:c="2"/>display.clearDisplay();</text:p>
      <text:p text:style-name="P1"/>
      <text:p text:style-name="P1"><text:s text:c="2"/>display.setTextSize(1); <text:s text:c="30"/>// Normal 1:1 pixel scale</text:p>
      <text:p text:style-name="P1"><text:s text:c="2"/>display.setTextColor(SSD1306_WHITE); <text:s text:c="17"/>// Draw white text</text:p>
      <text:p text:style-name="P1"><text:s text:c="2"/>display.setCursor(0, 0); <text:s text:c="29"/>// Start at top-left corner</text:p>
      <text:p text:style-name="P1"><text:s text:c="2"/>display.cp437(true); <text:s text:c="33"/>// Use full 256 char 'Code Page 437' font</text:p>
      <text:p text:style-name="P1"/>
      <text:p text:style-name="P1"><text:s text:c="2"/>for(int16_t i=0; i&lt;256; i++) {</text:p>
      <text:p text:style-name="P1"><text:s text:c="4"/>if(i == '\n') display.write(' ');</text:p>
      <text:p text:style-name="P1"><text:soft-page-break/><text:s text:c="4"/>else <text:s text:c="9"/>display.write(i);</text:p>
      <text:p text:style-name="P1"><text:s text:c="2"/>}</text:p>
      <text:p text:style-name="P1"/>
      <text:p text:style-name="P1"><text:s text:c="2"/>display.display();</text:p>
      <text:p text:style-name="P1"><text:s text:c="2"/>delay(2000); <text:s text:c="41"/>//Pause for 2 seconds</text:p>
      <text:p text:style-name="P1">}</text:p>
      <text:p text:style-name="P1"/>
      <text:p text:style-name="P1">void testdrawstyles(void) </text:p>
      <text:p text:style-name="P1">{</text:p>
      <text:p text:style-name="P1"><text:s text:c="2"/>display.clearDisplay(); <text:s text:c="29"/>//clear display</text:p>
      <text:p text:style-name="P1"/>
      <text:p text:style-name="P1"><text:s text:c="2"/>display.setTextSize(1); <text:s text:c="29"/>// Normal 1:1 pixel scale</text:p>
      <text:p text:style-name="P1"><text:s text:c="2"/>display.setTextColor(SSD1306_WHITE); <text:s text:c="16"/>// Draw white text</text:p>
      <text:p text:style-name="P1"><text:s text:c="2"/>display.setCursor(20,10); <text:s text:c="27"/>//Position over screen <text:s text:c="9"/></text:p>
      <text:p text:style-name="P1"><text:s text:c="2"/>display.println(F("Welcome to Game")); <text:s text:c="14"/>//Print over screen</text:p>
      <text:p text:style-name="P1"/>
      <text:p text:style-name="P1"/>
      <text:p text:style-name="P1"><text:s text:c="2"/>display.setTextSize(1.5); <text:s text:c="27"/>//Text size</text:p>
      <text:p text:style-name="P1"><text:s text:c="2"/>display.setTextColor(SSD1306_WHITE); <text:s text:c="16"/>// Draw white text</text:p>
      <text:p text:style-name="P1"><text:s text:c="2"/>display.setCursor(5,35); <text:s text:c="28"/>//Position over screen</text:p>
      <text:p text:style-name="P1"><text:s text:c="2"/>display.print(F("Hope you will enjoy!")); <text:s text:c="11"/>//Print over screen </text:p>
      <text:p text:style-name="P1"/>
      <text:p text:style-name="P1"><text:s text:c="2"/>display.display();</text:p>
      <text:p text:style-name="P1"><text:s text:c="2"/>delay(3000); <text:s text:c="41"/>//Pause for 3 seconds</text:p>
      <text:p text:style-name="P1"/>
      <text:p text:style-name="P1"><text:s text:c="2"/>display.clearDisplay(); <text:s text:c="30"/>//clear display</text:p>
      <text:p text:style-name="P1"><text:s text:c="2"/></text:p>
      <text:p text:style-name="P1"><text:s text:c="2"/>display.display();</text:p>
      <text:p text:style-name="P1"><text:s text:c="2"/>delay(50); <text:s text:c="43"/>// Pause for 0.05 seconds</text:p>
      <text:p text:style-name="P1"><text:s/></text:p>
      <text:p text:style-name="P1"><text:s text:c="2"/>display.setTextSize(1.5); <text:s text:c="28"/>//Text size</text:p>
      <text:p text:style-name="P1"><text:s text:c="2"/>display.setTextColor(SSD1306_WHITE); <text:s text:c="17"/>// Draw white text</text:p>
      <text:p text:style-name="P1"><text:s text:c="2"/>display.setCursor(20,10); <text:s text:c="28"/>//Position over screen</text:p>
      <text:p text:style-name="P1"><text:s text:c="2"/>display.print(F("Save ur friends")); <text:s text:c="17"/>//Print over screen</text:p>
      <text:p text:style-name="P1"/>
      <text:p text:style-name="P1"><text:s text:c="2"/>display.setTextSize(1.5); <text:s text:c="28"/>//Text size</text:p>
      <text:p text:style-name="P1"><text:s text:c="2"/>display.setTextColor(SSD1306_WHITE); <text:s text:c="17"/>// Draw white text</text:p>
      <text:p text:style-name="P1"><text:s text:c="2"/>display.setCursor(5,35); <text:s text:c="29"/>//Position over screen</text:p>
      <text:p text:style-name="P1"><text:s text:c="2"/>display.print(F("Leaving the monsters")); <text:s text:c="12"/>//Print over screen <text:s text:c="3"/></text:p>
      <text:p text:style-name="P1"/>
      <text:p text:style-name="P1"><text:s text:c="2"/>display.display();</text:p>
      <text:p text:style-name="P1"><text:s text:c="2"/>delay(3000); <text:s text:c="41"/>//Pause for 3 seconds <text:s text:c="2"/></text:p>
      <text:p text:style-name="P1">}</text:p>
      <text:p text:style-name="P1"/>
      <text:p text:style-name="P1"/>
      <text:p text:style-name="P1">void testdrawbitmap(void) {</text:p>
      <text:p text:style-name="P1"><text:s text:c="2"/>display.clearDisplay(); <text:s text:c="30"/>//clear display <text:s text:c="12"/></text:p>
      <text:p text:style-name="P1"/>
      <text:p text:style-name="P1"><text:s text:c="2"/>display.drawBitmap(</text:p>
      <text:p text:style-name="P1"><text:s text:c="4"/>10,10,</text:p>
      <text:p text:style-name="P1"><text:s text:c="4"/>friend_bmp, FRIEND_WIDTH, FRIEND_HEIGHT, 1);</text:p>
      <text:p text:style-name="P1"><text:s text:c="4"/></text:p>
      <text:p text:style-name="P1"><text:s text:c="4"/>display.setCursor(00,30); <text:s text:c="25"/>//Position over screen</text:p>
      <text:p text:style-name="P1"><text:s text:c="4"/>display.print(F("friend")); <text:s text:c="23"/>//Print over screen <text:s/></text:p>
      <text:p text:style-name="P1"/>
      <text:p text:style-name="P1"><text:s text:c="2"/>display.drawBitmap(</text:p>
      <text:p text:style-name="P1"><text:soft-page-break/><text:s text:c="4"/>55,35,</text:p>
      <text:p text:style-name="P1"><text:s text:c="3"/>enemy_bmp, ENEMY_WIDTH, ENEMY_HEIGHT, 1);</text:p>
      <text:p text:style-name="P1"><text:s text:c="3"/>display.setCursor(45,55); <text:s text:c="27"/>//Position over screen</text:p>
      <text:p text:style-name="P1"><text:s text:c="3"/>display.print(F("monster")); <text:s text:c="24"/>//Print over screen <text:s/></text:p>
      <text:p text:style-name="P1"><text:s text:c="3"/></text:p>
      <text:p text:style-name="P1"><text:s text:c="3"/>display.drawBitmap(</text:p>
      <text:p text:style-name="P1"><text:s text:c="4"/>100,17,</text:p>
      <text:p text:style-name="P1"><text:s text:c="4"/>user_bmp, USER_WIDTH, USER_HEIGHT, 1);</text:p>
      <text:p text:style-name="P1"><text:s text:c="3"/>display.setCursor(105,30); <text:s text:c="27"/>//Position over screen</text:p>
      <text:p text:style-name="P1"><text:s text:c="3"/>display.print(F("You")); <text:s text:c="29"/>//Print over screen <text:s/></text:p>
      <text:p text:style-name="P1"/>
      <text:p text:style-name="P1"><text:s text:c="3"/>display.display();</text:p>
      <text:p text:style-name="P1"><text:s text:c="3"/>delay(3500); <text:s text:c="41"/>//Pause for 3.5 seconds</text:p>
      <text:p text:style-name="P1"><text:s text:c="2"/></text:p>
      <text:p text:style-name="P1"><text:s text:c="2"/>display.clearDisplay(); <text:s text:c="31"/>//clear display</text:p>
      <text:p text:style-name="P1"><text:s text:c="2"/></text:p>
      <text:p text:style-name="P1"><text:s text:c="2"/>display.setTextSize(1.5); <text:s text:c="29"/>//Text size</text:p>
      <text:p text:style-name="P1"><text:s text:c="2"/>display.setTextColor(SSD1306_WHITE); <text:s text:c="18"/>// Draw white text <text:s text:c="13"/></text:p>
      <text:p text:style-name="P1"><text:s text:c="2"/>display.setCursor(0,5); <text:s text:c="31"/>//Position over screen</text:p>
      <text:p text:style-name="P1"><text:s text:c="2"/>display.print(F("Longer you play, higher is ur score,")); //Print over screen </text:p>
      <text:p text:style-name="P1"><text:s text:c="4"/></text:p>
      <text:p text:style-name="P1"><text:s text:c="2"/>display.setCursor(3,30); <text:s text:c="31"/>//Position over screen</text:p>
      <text:p text:style-name="P1"><text:s text:c="2"/>display.print(F("Saving monster will <text:s text:c="5"/>damage user")); <text:s text:c="2"/>//Print over screen </text:p>
      <text:p text:style-name="P1"><text:s text:c="2"/>display.setCursor(20,55); <text:s text:c="29"/>//Position over screen</text:p>
      <text:p text:style-name="P1"><text:s text:c="2"/>display.print(F("and Ends Game!")); <text:s text:c="18"/>//Print over screen </text:p>
      <text:p text:style-name="P1"><text:s text:c="2"/></text:p>
      <text:p text:style-name="P1"><text:s text:c="2"/>display.display();</text:p>
      <text:p text:style-name="P1"><text:s text:c="2"/>delay(6000); <text:s text:c="41"/>//Pause for 6 seconds <text:s text:c="12"/></text:p>
      <text:p text:style-name="P1"><text:s text:c="3"/></text:p>
      <text:p text:style-name="P1"><text:s text:c="2"/>display.clearDisplay(); <text:s text:c="34"/>//clear display</text:p>
      <text:p text:style-name="P1"><text:s text:c="2"/></text:p>
      <text:p text:style-name="P1"><text:s text:c="2"/>display.setTextSize(1); <text:s text:c="29"/>//Text size</text:p>
      <text:p text:style-name="P1"><text:s text:c="2"/>display.setTextColor(SSD1306_WHITE); <text:s text:c="18"/>// Draw white text <text:s text:c="13"/></text:p>
      <text:p text:style-name="P1"><text:s text:c="2"/>display.setCursor(30,20); <text:s text:c="31"/>//Position over screen</text:p>
      <text:p text:style-name="P1"><text:s text:c="2"/>display.print(F("Let's Start!")); //Print over screen <text:s text:c="27"/>//clear display</text:p>
      <text:p text:style-name="P1"/>
      <text:p text:style-name="P1"><text:s text:c="2"/>display.display();</text:p>
      <text:p text:style-name="P1"><text:s text:c="2"/>delay(2000); </text:p>
      <text:p text:style-name="P1"/>
      <text:p text:style-name="P1"><text:s text:c="2"/>display.clearDisplay(); </text:p>
      <text:p text:style-name="P1">}</text:p>
      <text:p text:style-name="P1"/>
      <text:p text:style-name="P1">#define XPOS <text:s text:c="2"/>0 // Indexes into the 'icons' array in function below</text:p>
      <text:p text:style-name="P1">#define YPOS <text:s text:c="2"/>1</text:p>
      <text:p text:style-name="P1">#define DELTAY 2</text:p>
      <text:p text:style-name="P1"/>
      <text:p text:style-name="P1">void testanimate(const uint8_t *bitmap1,const uint8_t *bitmap2, uint8_t w, uint8_t h) {</text:p>
      <text:p text:style-name="P1"><text:s text:c="2"/>int8_t f, icons[FALLS][3];</text:p>
      <text:p text:style-name="P1"><text:s/></text:p>
      <text:p text:style-name="P1"><text:s/>display.clearDisplay(); <text:s text:c="30"/>//clear display</text:p>
      <text:p text:style-name="P1"><text:s/></text:p>
      <text:p text:style-name="P1"><text:s text:c="55"/>// Initialize 'friend falls' positions</text:p>
      <text:p text:style-name="P1"><text:s text:c="2"/>for(f=0; f&lt; FALLS; f++) {</text:p>
      <text:p text:style-name="P1"><text:s text:c="4"/>icons[f][XPOS] <text:s text:c="2"/>= random(1 - FRIEND_WIDTH, display.width());</text:p>
      <text:p text:style-name="P1"><text:s text:c="4"/>icons[f][YPOS] <text:s text:c="2"/>= -FRIEND_HEIGHT;</text:p>
      <text:p text:style-name="P1"><text:s text:c="4"/>icons[f][DELTAY] = random(1, 6);</text:p>
      <text:p text:style-name="P1"><text:soft-page-break/><text:s text:c="4"/>Serial.print(F("x: "));</text:p>
      <text:p text:style-name="P1"><text:s text:c="4"/>Serial.print(icons[f][XPOS], DEC);</text:p>
      <text:p text:style-name="P1"><text:s text:c="4"/>Serial.print(F(" y: "));</text:p>
      <text:p text:style-name="P1"><text:s text:c="4"/>Serial.print(icons[f][YPOS], DEC);</text:p>
      <text:p text:style-name="P1"><text:s text:c="4"/>Serial.print(F(" dy: "));</text:p>
      <text:p text:style-name="P1"><text:s text:c="4"/>Serial.println(icons[f][DELTAY], DEC);</text:p>
      <text:p text:style-name="P1"/>
      <text:p text:style-name="P1">int8_t f, iconss[FALLSS][3];</text:p>
      <text:p text:style-name="P1"/>
      <text:p text:style-name="P1"><text:s text:c="58"/>// Initialize 'enemy falls' positions</text:p>
      <text:p text:style-name="P1"><text:s text:c="2"/>for(f=0; f&lt; FALLSS; f++) {</text:p>
      <text:p text:style-name="P1"><text:s text:c="4"/>iconss[f][XPOS] <text:s text:c="2"/>= random(1 - ENEMY_WIDTH, display.width());</text:p>
      <text:p text:style-name="P1"><text:s text:c="4"/>iconss[f][YPOS] <text:s text:c="2"/>= -ENEMY_HEIGHT;</text:p>
      <text:p text:style-name="P1"><text:s text:c="4"/>iconss[f][DELTAY] = random(1, 6);</text:p>
      <text:p text:style-name="P1"><text:s text:c="4"/>Serial.print(F("x: "));</text:p>
      <text:p text:style-name="P1"><text:s text:c="4"/>Serial.print(iconss[f][XPOS], DEC);</text:p>
      <text:p text:style-name="P1"><text:s text:c="4"/>Serial.print(F(" y: "));</text:p>
      <text:p text:style-name="P1"><text:s text:c="4"/>Serial.print(iconss[f][YPOS], DEC);</text:p>
      <text:p text:style-name="P1"><text:s text:c="4"/>Serial.print(F(" dy: "));</text:p>
      <text:p text:style-name="P1"><text:s text:c="4"/>Serial.println(iconss[f][DELTAY], DEC);</text:p>
      <text:p text:style-name="P1"/>
      <text:p text:style-name="P1"><text:s text:c="2"/>}</text:p>
      <text:p text:style-name="P1"/>
      <text:p text:style-name="P1"><text:s text:c="2"/>int score =0;</text:p>
      <text:p text:style-name="P1"/>
      <text:p text:style-name="P1"><text:s text:c="2"/>for(;;) { <text:s text:c="21"/>// Loop forever...</text:p>
      <text:p text:style-name="P1"><text:s text:c="4"/>display.clearDisplay(); <text:s text:c="5"/>// Clear the display </text:p>
      <text:p text:style-name="P1"/>
      <text:p text:style-name="P1"><text:s text:c="33"/>// Draw each friend character falling:</text:p>
      <text:p text:style-name="P1"><text:s text:c="4"/>for(f=0; f&lt; FALLS; f++) {</text:p>
      <text:p text:style-name="P1"><text:s text:c="6"/>display.drawBitmap(icons[f][XPOS], icons[f][YPOS], bitmap1, w, h, SSD1306_WHITE);</text:p>
      <text:p text:style-name="P1"><text:s text:c="4"/>}</text:p>
      <text:p text:style-name="P1"><text:s text:c="2"/>display.setCursor(74,0); <text:s text:c="10"/>//Text position</text:p>
      <text:p text:style-name="P1"><text:s text:c="2"/>display.println(("TIMER=")+String(score)); <text:s text:c="7"/>//Printing over screen</text:p>
      <text:p text:style-name="P1"><text:s text:c="2"/></text:p>
      <text:p text:style-name="P1"><text:s text:c="37"/>//Displaying user character over screen</text:p>
      <text:p text:style-name="P1"><text:s text:c="3"/>display.drawBitmap(</text:p>
      <text:p text:style-name="P1"><text:s text:c="4"/>50,55,</text:p>
      <text:p text:style-name="P1"><text:s text:c="4"/>user_bmp, USER_WIDTH, USER_HEIGHT, 1);</text:p>
      <text:p text:style-name="P1"><text:s text:c="4"/></text:p>
      <text:p text:style-name="P1"><text:s text:c="2"/>display.display(); <text:s text:c="12"/>// Show the display buffer on the screen</text:p>
      <text:p text:style-name="P1"><text:s text:c="2"/>delay(20); <text:s text:c="20"/>// Pause for 0.02 second</text:p>
      <text:p text:style-name="P1"/>
      <text:p text:style-name="P1"><text:s/>score++;</text:p>
      <text:p text:style-name="P1"/>
      <text:p text:style-name="P1"><text:s text:c="33"/>// Then update coordinates of each friend character...</text:p>
      <text:p text:style-name="P1"><text:s text:c="4"/>for(f=0; f&lt; FALLS; f++) {</text:p>
      <text:p text:style-name="P1"><text:s text:c="6"/>icons[f][YPOS] += icons[f][DELTAY];</text:p>
      <text:p text:style-name="P1"><text:s text:c="32"/>// If friend character is off the bottom of the screen...</text:p>
      <text:p text:style-name="P1"><text:s text:c="6"/>if (icons[f][YPOS] &gt;= display.height()) {</text:p>
      <text:p text:style-name="P1"><text:s text:c="32"/>// Reinitialize to a random position, just off the top</text:p>
      <text:p text:style-name="P1"><text:s text:c="8"/>icons[f][XPOS] <text:s text:c="2"/>= random(1 - FRIEND_WIDTH, display.width());</text:p>
      <text:p text:style-name="P1"><text:s text:c="8"/>icons[f][YPOS] <text:s text:c="2"/>= -FRIEND_HEIGHT;</text:p>
      <text:p text:style-name="P1"><text:s text:c="8"/>icons[f][DELTAY] = random(1, 6);</text:p>
      <text:p text:style-name="P1"><text:s text:c="6"/>}</text:p>
      <text:p text:style-name="P1"><text:s text:c="4"/>}</text:p>
      <text:p text:style-name="P1"><text:soft-page-break/><text:s text:c="2"/></text:p>
      <text:p text:style-name="P1"/>
      <text:p text:style-name="P1"><text:s text:c="33"/>// Draw each enemy character falling</text:p>
      <text:p text:style-name="P1"><text:s text:c="4"/>for(f=0; f&lt; FALLSS; f++) {</text:p>
      <text:p text:style-name="P1"><text:s text:c="6"/>display.drawBitmap(iconss[f][XPOS], iconss[f][YPOS], bitmap2, w, h, SSD1306_WHITE);</text:p>
      <text:p text:style-name="P1"><text:s text:c="4"/>}</text:p>
      <text:p text:style-name="P1"/>
      <text:p text:style-name="P1"><text:s text:c="4"/>display.display(); <text:s text:c="10"/>// Show the display buffer on the screen</text:p>
      <text:p text:style-name="P1"><text:s text:c="4"/>delay(200); <text:s text:c="17"/>// Pause for 0.2 second</text:p>
      <text:p text:style-name="P1"/>
      <text:p text:style-name="P1"><text:s text:c="33"/>// Then update coordinates of enemy character...</text:p>
      <text:p text:style-name="P1"><text:s text:c="4"/>for(f=0; f&lt; FALLSS; f++) {</text:p>
      <text:p text:style-name="P1"><text:s text:c="6"/>iconss[f][YPOS] += iconss[f][DELTAY];</text:p>
      <text:p text:style-name="P1"><text:s text:c="33"/>// If enemy character is off the bottom of the screen...</text:p>
      <text:p text:style-name="P1"><text:s text:c="6"/>if (iconss[f][YPOS] &gt;= display.height()) {</text:p>
      <text:p text:style-name="P1"><text:s text:c="34"/>// Reinitialize to a random position, just off the top</text:p>
      <text:p text:style-name="P1"><text:s text:c="8"/>iconss[f][XPOS] <text:s text:c="2"/>= random(1 - ENEMY_WIDTH, display.width());</text:p>
      <text:p text:style-name="P1"><text:s text:c="8"/>iconss[f][YPOS] <text:s text:c="2"/>= -ENEMY_HEIGHT;</text:p>
      <text:p text:style-name="P1"><text:s text:c="8"/>iconss[f][DELTAY] = random(1, 6);</text:p>
      <text:p text:style-name="P1"><text:s text:c="6"/>}</text:p>
      <text:p text:style-name="P1"><text:s text:c="4"/>}</text:p>
      <text:p text:style-name="P1"><text:s text:c="2"/>}</text:p>
      <text:p text:style-name="P1"><text:s text:c="2"/>}</text:p>
      <text:p text:style-name="P1"><text:s text:c="2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22:32:44.031113857</meta:creation-date>
    <dc:date>2020-01-08T13:16:26.356490327</dc:date>
    <meta:editing-duration>PT3H45M4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6" meta:paragraph-count="250" meta:word-count="884" meta:character-count="10773" meta:non-whitespace-character-count="7129"/>
  </office:meta>
</office:document-meta>
</file>